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fr" fo:country="FR" officeooo:rsid="00098c4d" officeooo:paragraph-rsid="00098c4d" style:language-asian="zxx" style:country-asian="none" style:language-complex="zxx" style:country-complex="none"/>
    </style:style>
    <style:style style:name="P2" style:family="paragraph" style:parent-style-name="Standard">
      <style:text-properties fo:language="fr" fo:country="FR" officeooo:rsid="0004785f" officeooo:paragraph-rsid="000c2f41" style:language-asian="zxx" style:country-asian="none" style:language-complex="zxx" style:country-complex="none"/>
    </style:style>
    <style:style style:name="P3" style:family="paragraph" style:parent-style-name="Standard">
      <style:text-properties fo:language="fr" fo:country="FR" officeooo:rsid="0010e9e4" officeooo:paragraph-rsid="0010e9e4" style:language-asian="zxx" style:country-asian="none" style:language-complex="zxx" style:country-complex="none"/>
    </style:style>
    <style:style style:name="P4" style:family="paragraph" style:parent-style-name="Standard" style:list-style-name="L1">
      <style:text-properties fo:language="fr" fo:country="FR" officeooo:rsid="00098c4d" officeooo:paragraph-rsid="000c2f41" style:language-asian="zxx" style:country-asian="none" style:language-complex="zxx" style:country-complex="none"/>
    </style:style>
    <style:style style:name="P5" style:family="paragraph" style:parent-style-name="Standard" style:list-style-name="L1">
      <style:text-properties fo:language="fr" fo:country="FR" officeooo:rsid="0004785f" officeooo:paragraph-rsid="0004785f" style:language-asian="zxx" style:country-asian="none" style:language-complex="zxx" style:country-complex="none"/>
    </style:style>
    <style:style style:name="P6" style:family="paragraph" style:parent-style-name="Standard" style:list-style-name="L1">
      <style:text-properties fo:language="fr" fo:country="FR" officeooo:rsid="0004785f" officeooo:paragraph-rsid="000c2f41" style:language-asian="zxx" style:country-asian="none" style:language-complex="zxx" style:country-complex="none"/>
    </style:style>
    <style:style style:name="P7" style:family="paragraph" style:parent-style-name="Standard" style:list-style-name="L1">
      <style:text-properties fo:language="fr" fo:country="FR" officeooo:rsid="000c2f41" officeooo:paragraph-rsid="000c2f41" style:language-asian="zxx" style:country-asian="none" style:language-complex="zxx" style:country-complex="none"/>
    </style:style>
    <style:style style:name="P8" style:family="paragraph" style:parent-style-name="Standard" style:list-style-name="L1">
      <style:text-properties fo:language="fr" fo:country="FR" officeooo:rsid="000d3ab2" officeooo:paragraph-rsid="000d3ab2" style:language-asian="zxx" style:country-asian="none" style:language-complex="zxx" style:country-complex="none"/>
    </style:style>
    <style:style style:name="P9" style:family="paragraph" style:parent-style-name="Standard" style:list-style-name="L1">
      <style:text-properties fo:language="fr" fo:country="FR" officeooo:rsid="000dae7a" officeooo:paragraph-rsid="000dae7a" style:language-asian="zxx" style:country-asian="none" style:language-complex="zxx" style:country-complex="none"/>
    </style:style>
    <style:style style:name="P10" style:family="paragraph" style:parent-style-name="Standard" style:list-style-name="L1">
      <style:text-properties fo:language="fr" fo:country="FR" officeooo:rsid="000623a8" officeooo:paragraph-rsid="000623a8" style:language-asian="zxx" style:country-asian="none" style:language-complex="zxx" style:country-complex="none"/>
    </style:style>
    <style:style style:name="P11" style:family="paragraph" style:parent-style-name="Standard" style:list-style-name="L1">
      <style:text-properties fo:language="fr" fo:country="FR" officeooo:rsid="000623a8" officeooo:paragraph-rsid="000dae7a" style:language-asian="zxx" style:country-asian="none" style:language-complex="zxx" style:country-complex="none"/>
    </style:style>
    <style:style style:name="P12" style:family="paragraph" style:parent-style-name="Standard" style:list-style-name="L1">
      <style:paragraph-properties fo:text-align="start" style:justify-single-word="false"/>
      <style:text-properties fo:language="fr" fo:country="FR" officeooo:rsid="000623a8" officeooo:paragraph-rsid="000623a8" style:language-asian="zxx" style:country-asian="none" style:language-complex="zxx" style:country-complex="none"/>
    </style:style>
    <style:style style:name="P13" style:family="paragraph" style:parent-style-name="Standard" style:list-style-name="L1">
      <style:text-properties fo:language="fr" fo:country="FR" officeooo:rsid="00114dd0" officeooo:paragraph-rsid="00114dd0" style:language-asian="zxx" style:country-asian="none" style:language-complex="zxx" style:country-complex="none"/>
    </style:style>
    <style:style style:name="P14" style:family="paragraph" style:parent-style-name="Standard" style:list-style-name="L1">
      <style:paragraph-properties fo:text-align="start" style:justify-single-word="false"/>
      <style:text-properties fo:language="fr" fo:country="FR" officeooo:rsid="00114dd0" officeooo:paragraph-rsid="00114dd0" style:language-asian="zxx" style:country-asian="none" style:language-complex="zxx" style:country-complex="none"/>
    </style:style>
    <style:style style:name="P15" style:family="paragraph" style:parent-style-name="Standard" style:list-style-name="L1">
      <style:text-properties fo:language="fr" fo:country="FR" officeooo:rsid="0011bba2" officeooo:paragraph-rsid="0011bba2" style:language-asian="zxx" style:country-asian="none" style:language-complex="zxx" style:country-complex="none"/>
    </style:style>
    <style:style style:name="P16" style:family="paragraph" style:parent-style-name="Standard" style:list-style-name="L1">
      <style:text-properties fo:language="fr" fo:country="FR" officeooo:rsid="0013d749" officeooo:paragraph-rsid="0013d749" style:language-asian="zxx" style:country-asian="none" style:language-complex="zxx" style:country-complex="none"/>
    </style:style>
    <style:style style:name="T1" style:family="text">
      <style:text-properties officeooo:rsid="000623a8"/>
    </style:style>
    <style:style style:name="T2" style:family="text">
      <style:text-properties officeooo:rsid="000c2f41"/>
    </style:style>
    <style:style style:name="T3" style:family="text">
      <style:text-properties officeooo:rsid="000d3ab2"/>
    </style:style>
    <style:style style:name="T4" style:family="text">
      <style:text-properties officeooo:rsid="000dae7a"/>
    </style:style>
    <style:style style:name="T5" style:family="text">
      <style:text-properties officeooo:rsid="001272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2009278" text:style-name="L1">
        <text:list-header>
          <text:p text:style-name="P4">Cyprian :</text:p>
        </text:list-header>
        <text:list-item>
          <text:p text:style-name="P5">Quel est ta date de naissance ?</text:p>
          <text:p text:style-name="P7">7/04/2004</text:p>
        </text:list-item>
        <text:list-item>
          <text:p text:style-name="P5">As-tu ton permis si oui quand l’as tu obtenu ?</text:p>
          <text:p text:style-name="P4">31/07/2023</text:p>
        </text:list-item>
        <text:list-item>
          <text:p text:style-name="P5">Que penses-tu d<text:span text:style-name="T1">u monde a</text:span>ctuelle <text:span text:style-name="T1">et la situation </text:span>de notre pays ? </text:p>
          <text:p text:style-name="P7">Le monde est en ruine et la <text:s/>situation du pays en France est =&gt; pas trop d’avis.</text:p>
        </text:list-item>
        <text:list-item>
          <text:p text:style-name="P5">Que compte tu faire après ce but ?</text:p>
          <text:p text:style-name="P7">Bas je pense travailler après.</text:p>
        </text:list-item>
        <text:list-item>
          <text:p text:style-name="P5">Quelles sont tes hobbies ?</text:p>
          <text:p text:style-name="P7">Je suis dans ma chambre je joue à des jeux vidéos de voiture : course automobile ma passion. Mon jeu du moment c’est « asseto Corsa Competizione » c’est un jeu spécialisé dans les courses de voiture GT. Ma voiture pref = porsche 992 <text:s/>GT3RS.</text:p>
        </text:list-item>
        <text:list-item>
          <text:p text:style-name="P5">Lis-tu un livre en ce moment ?</text:p>
          <text:p text:style-name="P7">non</text:p>
        </text:list-item>
        <text:list-item>
          <text:p text:style-name="P5">As-tu des objectifs pour cette année ?</text:p>
          <text:p text:style-name="P7">Finir l’année les deux semestres et les réussir.</text:p>
        </text:list-item>
        <text:list-item>
          <text:p text:style-name="P5">Où loges-tu ? Comment ça se passe ? </text:p>
          <text:p text:style-name="P7">Je vis chez mes parents, j’ai une sœur jumelle (bien) et une grande sœur(pas trop bien chamaille).</text:p>
        </text:list-item>
        <text:list-item>
          <text:p text:style-name="P5">As-tu de l’expérience professionnelle ?</text:p>
          <text:p text:style-name="P7">Pas du tout, jamais travailler à part stage de troisième.</text:p>
        </text:list-item>
        <text:list-item>
          <text:p text:style-name="P6">Quelles études a tu fait ?</text:p>
          <text:p text:style-name="P6"><text:span text:style-name="T2">Bac sti2D spécialité sin (systeme d’info numérique) , et je me dirige dans l’info </text:span><text:s/><text:span text:style-name="T2">parce que je suis né la dedans mon père est dev. Ducoup c’est aussi une passion.</text:span></text:p>
        </text:list-item>
      </text:list>
      <text:p text:style-name="P2"/>
      <text:p text:style-name="P2"><text:tab/><text:span text:style-name="T2">Ton père : </text:span><text:span text:style-name="T3">travaille domicile télé travaille bureau sous sol. Pas vrm inspi par son père et dès 14ans dev dans son coin.</text:span></text:p>
      <text:p text:style-name="P2"><text:tab/></text:p>
      <text:list xml:id="list114614172215931" text:continue-numbering="true" text:style-name="L1">
        <text:list-item>
          <text:p text:style-name="P5">Quelles sont tes qualités <text:span text:style-name="T1">et tes défaut</text:span>?</text:p>
          <text:p text:style-name="P8">Autodidacte je suis rigoureux <text:span text:style-name="T4">que je cherche à trouver une solution en générale dans le métier de dev.</text:span></text:p>
          <text:p text:style-name="P9">En dehors de la programmation je suis une personne calme , en terme de défaut mon principale défaut c’est que je suis timide, j’ai du mal à parler et aller voir les autres.</text:p>
          <text:p text:style-name="P9"/>
        </text:list-item>
        <text:list-item>
          <text:p text:style-name="P10">Team chat ou chien ? </text:p>
          <text:p text:style-name="P9">J’ai 2 chats donc team chat</text:p>
          <text:p text:style-name="P9"/>
        </text:list-item>
        <text:list-item>
          <text:p text:style-name="P10">Tu as participé à des compétitions et les as tu gagné ?</text:p>
          <text:p text:style-name="P9">J’ai fait 7 ans de break dance donc c’est un peu comme le hip hop, j’ai fais quelques compétitions. Je ne sais plus si j’ai gagné mais j’ai gagné des coupes. Et j’ai arreter le break dance car je me sentais plus intégré dans le groupe.</text:p>
          <text:p text:style-name="P9"/>
        </text:list-item>
        <text:list-item>
          <text:p text:style-name="P10">Ton rêve ?</text:p>
          <text:p text:style-name="P9">Devenir dev et m’épanouir dans ce métier</text:p>
          <text:p text:style-name="P9">en dehors du professionnelle aller au Etat-Unis =&gt; beau pays =&gt; beau paysage ex grand canyone ou californie</text:p>
          <text:p text:style-name="P11"/>
        </text:list-item>
        <text:list-item>
          <text:p text:style-name="P12">Ton tempérament ?</text:p>
          <text:p text:style-name="P14">On va dire que si on m’embête ça va monter vite mais je vais essayer de me calmer et d’essayer calmer les situations <text:s/>autres parce que c’est pas une bonne façon de pensée de vouloir envenimé les situations des autres</text:p>
        </text:list-item>
        <text:list-item>
          <text:p text:style-name="P10"><text:soft-page-break/>Serais amis avec toi même ?</text:p>
          <text:p text:style-name="P16">Ouiap parce que je trouve je suis une personne assez calme, je suis un peu insupportable (blague nul(essaye l’humour) .</text:p>
        </text:list-item>
        <text:list-item>
          <text:p text:style-name="P10">Quelles sont tes valeurs qui guide ta vie ?</text:p>
          <text:p text:style-name="P13">Gentillesse être doux avec les autres, calmes</text:p>
        </text:list-item>
        <text:list-item>
          <text:p text:style-name="P10">As-tu voyagé dans d’autre pays ? Qu’est-ce que tu as aimé ?</text:p>
          <text:p text:style-name="P15">Luxembourg, Allemagne, famille espagne  <text:span text:style-name="T5">=&gt; barcelone sympas, cool,chaleur</text:span></text:p>
        </text:list-item>
      </text:list>
      <text:p text:style-name="P1"/>
      <text:p text:style-name="P3">Utiliser scriben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1:00:57.717682631</meta:creation-date>
    <meta:generator>LibreOffice/7.3.7.2$Linux_X86_64 LibreOffice_project/30$Build-2</meta:generator>
    <dc:date>2023-09-27T11:46:13.667660832</dc:date>
    <meta:editing-duration>PT16M28S</meta:editing-duration>
    <meta:editing-cycles>8</meta:editing-cycles>
    <meta:document-statistic meta:table-count="0" meta:image-count="0" meta:object-count="0" meta:page-count="2" meta:paragraph-count="46" meta:word-count="540" meta:character-count="2707" meta:non-whitespace-character-count="2241"/>
  </office:meta>
</office:document-meta>
</file>